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5cm" fo:min-width="3.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3.6cm"/>
      <style:paragraph-properties style:writing-mode="lr-tb"/>
    </style:style>
    <style:style style:name="gr3" style:family="graphic" style:parent-style-name="standard">
      <style:graphic-properties draw:fill-color="#3faf46" draw:textarea-horizontal-align="justify" draw:textarea-vertical-align="middle" draw:auto-grow-height="false" fo:min-height="1.85cm" fo:min-width="3.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cm" fo:min-width="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80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3faf46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1cm" svg:height="2.1cm" svg:x="3.7cm" svg:y="3.4cm">
          <text:p text:style-name="P1"><text:span text:style-name="T1">ma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4.1cm" svg:height="2.1cm" svg:x="9.5cm" svg:y="14.4cm">
          <text:p text:style-name="P1"><text:span text:style-name="T1">main_lo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4.1cm" svg:height="2.1cm" svg:x="16.1cm" svg:y="3.4cm">
          <text:p text:style-name="P1"><text:span text:style-name="T1">ft_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4.1cm" svg:height="2.1cm" svg:x="16.1cm" svg:y="7.2cm">
          <text:p text:style-name="P1"><text:span text:style-name="T1">ft_key_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4.1cm" svg:height="2.1cm" svg:x="16.1cm" svg:y="10.8cm">
          <text:p text:style-name="P1"><text:span text:style-name="T1">ft_key_rele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6" draw:id="id16" draw:layer="layout" svg:width="4.1cm" svg:height="2.1cm" svg:x="35.2cm" svg:y="15.3cm">
          <text:p text:style-name="P1"><text:span text:style-name="T1">my_mlx_pixel_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4.1cm" svg:height="2.1cm" svg:x="17.1cm" svg:y="15.6cm">
          <text:p text:style-name="P1"><text:span text:style-name="T1">ft_er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4.1cm" svg:height="2.1cm" svg:x="17.1cm" svg:y="20.5cm">
          <text:p text:style-name="P1"><text:span text:style-name="T1">ft_dra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4.1cm" svg:height="2.1cm" svg:x="17.1cm" svg:y="25.9cm">
          <text:p text:style-name="P1"><text:span text:style-name="T1">ft_m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4.1cm" svg:height="2.1cm" svg:x="27.6cm" svg:y="15.4cm">
          <text:p text:style-name="P1"><text:span text:style-name="T1">ft_d_r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1cm" svg:height="2.1cm" svg:x="26.2cm" svg:y="32cm">
          <text:p text:style-name="P1"><text:span text:style-name="T1">ft_validare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4" draw:id="id14" draw:layer="layout" svg:width="4.1cm" svg:height="2.1cm" svg:x="26cm" svg:y="19.8cm">
          <text:p text:style-name="P1"><text:span text:style-name="T1">ft_crt_t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5cm" svg:y="22.4cm">
          <text:p text:style-name="P1"><text:span text:style-name="T1">ft_get_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8cm" svg:y="32.3cm">
          <text:p text:style-name="P1"><text:span text:style-name="T1">ft_get_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9cm" svg:y="28.6cm">
          <text:p text:style-name="P1"><text:span text:style-name="T1">ft_ge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4.1cm" svg:height="2.1cm" svg:x="33.7cm" svg:y="25.5cm">
          <text:p text:style-name="P1"><text:span text:style-name="T1">ft_get_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3cm" svg:height="2.9cm" svg:x="10.1cm" svg:y="6.8cm">
          <text:p text:style-name="P4"><text:span text:style-name="T1">mlx_h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8" draw:id="id8" draw:layer="layout" svg:width="3cm" svg:height="2.9cm" svg:x="4.3cm" svg:y="14.05cm">
          <text:p text:style-name="P4"><text:span text:style-name="T1">mlx_loop_hoo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xml:id="id15" draw:id="id15" draw:layer="layout" draw:type="line" svg:x1="29.65cm" svg:y1="15.4cm" svg:x2="29.65cm" svg:y2="15.4cm" draw:start-shape="id1" draw:end-shape="id1" svg:d="M29650 15400z" svg:viewBox="0 0 1 1">
          <text:p/>
        </draw:connector>
        <draw:custom-shape draw:style-name="gr2" draw:text-style-name="P1" xml:id="id2" draw:id="id2" draw:layer="layout" svg:width="4.1cm" svg:height="2.1cm" svg:x="17.1cm" svg:y="32cm">
          <text:p text:style-name="P1"><text:span text:style-name="T1">ft_upd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svg:x1="21.2cm" svg:y1="33.05cm" svg:x2="26.2cm" svg:y2="33.05cm" draw:start-shape="id2" draw:end-shape="id3" svg:d="M21200 33050h5000" svg:viewBox="0 0 5001 1">
          <text:p/>
        </draw:connector>
        <draw:connector draw:style-name="gr5" draw:text-style-name="P5" draw:layer="layout" svg:x1="21.2cm" svg:y1="26.95cm" svg:x2="26.2cm" svg:y2="33.05cm" draw:start-shape="id4" draw:end-shape="id3" svg:d="M21200 26950h2501v6100h2499" svg:viewBox="0 0 5001 6101">
          <text:p/>
        </draw:connector>
        <draw:connector draw:style-name="gr5" draw:text-style-name="P5" draw:layer="layout" svg:x1="7.8cm" svg:y1="4.45cm" svg:x2="16.1cm" svg:y2="4.45cm" draw:start-shape="id5" draw:end-shape="id6" svg:d="M7800 4450h8300" svg:viewBox="0 0 8301 1">
          <text:p/>
        </draw:connector>
        <draw:connector draw:style-name="gr5" draw:text-style-name="P5" draw:layer="layout" svg:x1="7.8cm" svg:y1="4.45cm" svg:x2="10.1cm" svg:y2="8.25cm" draw:start-shape="id5" draw:end-shape="id7" svg:d="M7800 4450h1151v3800h1149" svg:viewBox="0 0 2301 3801">
          <text:p/>
        </draw:connector>
        <draw:connector draw:style-name="gr5" draw:text-style-name="P5" draw:layer="layout" svg:x1="5.75cm" svg:y1="5.5cm" svg:x2="5.8cm" svg:y2="14.05cm" draw:start-shape="id5" draw:end-shape="id8" svg:d="M5750 5500v4276h50v4274" svg:viewBox="0 0 51 8551">
          <text:p/>
        </draw:connector>
        <draw:connector draw:style-name="gr5" draw:text-style-name="P5" draw:layer="layout" svg:x1="7.3cm" svg:y1="15.5cm" svg:x2="9.5cm" svg:y2="15.45cm" draw:start-shape="id8" draw:start-glue-point="1" draw:end-shape="id9" svg:d="M7300 15500h1101v-50h1099" svg:viewBox="0 0 2201 51">
          <text:p/>
        </draw:connector>
        <draw:connector draw:style-name="gr5" draw:text-style-name="P5" draw:layer="layout" svg:x1="13.1cm" svg:y1="8.25cm" svg:x2="16.1cm" svg:y2="11.85cm" draw:start-shape="id7" draw:end-shape="id10" svg:d="M13100 8250h1501v3600h1499" svg:viewBox="0 0 3001 3601">
          <text:p/>
        </draw:connector>
        <draw:connector draw:style-name="gr5" draw:text-style-name="P5" draw:layer="layout" svg:x1="13.1cm" svg:y1="8.25cm" svg:x2="16.1cm" svg:y2="8.25cm" draw:start-shape="id7" draw:end-shape="id11" svg:d="M13100 8250h3000" svg:viewBox="0 0 3001 1">
          <text:p/>
        </draw:connector>
        <draw:connector draw:style-name="gr5" draw:text-style-name="P5" draw:layer="layout" svg:x1="13.6cm" svg:y1="15.45cm" svg:x2="17.1cm" svg:y2="16.65cm" draw:start-shape="id9" draw:end-shape="id12" svg:d="M13600 15450h1751v1200h1749" svg:viewBox="0 0 3501 1201">
          <text:p/>
        </draw:connector>
        <draw:connector draw:style-name="gr5" draw:text-style-name="P5" draw:layer="layout" svg:x1="13.6cm" svg:y1="15.45cm" svg:x2="17.1cm" svg:y2="21.55cm" draw:start-shape="id9" draw:end-shape="id13" draw:end-glue-point="3" svg:d="M13600 15450h1751v6100h1749" svg:viewBox="0 0 3501 6101">
          <text:p/>
        </draw:connector>
        <draw:connector draw:style-name="gr5" draw:text-style-name="P5" draw:layer="layout" svg:x1="13.6cm" svg:y1="15.45cm" svg:x2="17.1cm" svg:y2="26.95cm" draw:start-shape="id9" draw:end-shape="id4" svg:d="M13600 15450h1751v11500h1749" svg:viewBox="0 0 3501 11501">
          <text:p/>
        </draw:connector>
        <draw:connector draw:style-name="gr5" draw:text-style-name="P5" draw:layer="layout" svg:x1="13.6cm" svg:y1="15.45cm" svg:x2="17.1cm" svg:y2="33.05cm" draw:start-shape="id9" draw:end-shape="id2" svg:d="M13600 15450h1751v17600h1749" svg:viewBox="0 0 3501 17601">
          <text:p/>
        </draw:connector>
        <draw:connector draw:style-name="gr5" draw:text-style-name="P5" draw:layer="layout" svg:x1="21.2cm" svg:y1="16.65cm" svg:x2="26cm" svg:y2="20.85cm" draw:start-shape="id12" draw:end-shape="id14" svg:d="M21200 16650h2401v4200h2399" svg:viewBox="0 0 4801 4201">
          <text:p/>
        </draw:connector>
        <draw:connector draw:style-name="gr5" draw:text-style-name="P5" draw:layer="layout" svg:x1="19.15cm" svg:y1="22.6cm" svg:x2="28.05cm" svg:y2="21.9cm" draw:start-shape="id13" draw:end-shape="id14" draw:end-glue-point="6" svg:d="M19150 22600v502h8900v-1202" svg:viewBox="0 0 8901 1203">
          <text:p/>
        </draw:connector>
        <draw:connector draw:style-name="gr5" draw:text-style-name="P5" draw:layer="layout" svg:x1="21.2cm" svg:y1="21.55cm" svg:x2="27.6cm" svg:y2="16.45cm" draw:start-shape="id13" draw:end-shape="id1" svg:d="M21200 21550h3201v-5100h3199" svg:viewBox="0 0 6401 5101">
          <text:p/>
        </draw:connector>
        <draw:connector draw:style-name="gr5" draw:text-style-name="P5" draw:layer="layout" svg:x1="19.15cm" svg:y1="15.6cm" svg:x2="29.65cm" svg:y2="15.4cm" draw:start-shape="id12" draw:start-glue-point="4" draw:end-shape="id15" draw:end-glue-point="0" svg:d="M19150 15600v-701h10500v501" svg:viewBox="0 0 10501 702">
          <text:p/>
        </draw:connector>
        <draw:connector draw:style-name="gr5" draw:text-style-name="P5" draw:layer="layout" svg:x1="31.7cm" svg:y1="16.45cm" svg:x2="35.2cm" svg:y2="16.35cm" draw:start-shape="id1" draw:end-shape="id16" draw:end-glue-point="3" svg:d="M31700 16450h1751v-100h1749" svg:viewBox="0 0 3501 1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08:49:50.185513498</meta:creation-date>
    <dc:date>2020-12-02T09:15:41.860269028</dc:date>
    <meta:editing-duration>PT3M15S</meta:editing-duration>
    <meta:editing-cycles>1</meta:editing-cycles>
    <meta:generator>LibreOffice/6.4.6.2$Linux_X86_64 LibreOffice_project/40$Build-2</meta:generator>
    <meta:document-statistic meta:object-count="37"/>
  </office:meta>
</office:document-meta>
</file>